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Open Sans" svg:font-family="'Open Sans'" style:font-family-generic="swiss"/>
    <style:font-face style:name="Arial" svg:font-family="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font-name="Arial" fo:font-size="11pt" style:font-size-asian="11pt" style:font-size-complex="11pt"/>
    </style:style>
    <style:style style:name="P2" style:family="paragraph" style:parent-style-name="Text_20_body">
      <style:text-properties style:font-name="Arial" fo:font-size="11pt" fo:font-weight="bold" style:font-size-asian="11pt" style:font-weight-asian="bold" style:font-size-complex="11pt" style:font-weight-complex="bold"/>
    </style:style>
    <style:style style:name="P3" style:family="paragraph" style:parent-style-name="Text_20_body">
      <style:text-properties officeooo:paragraph-rsid="0021d055"/>
    </style:style>
    <style:style style:name="P4" style:family="paragraph" style:parent-style-name="Text_20_body">
      <style:text-properties officeooo:paragraph-rsid="0028b101"/>
    </style:style>
    <style:style style:name="P5" style:family="paragraph" style:parent-style-name="Text_20_body">
      <style:text-properties officeooo:paragraph-rsid="002e255c"/>
    </style:style>
    <style:style style:name="P6" style:family="paragraph" style:parent-style-name="Text_20_body">
      <style:text-properties fo:font-style="normal" fo:font-weight="bold" officeooo:rsid="002c05b9" officeooo:paragraph-rsid="002c05b9" style:font-style-asian="normal" style:font-weight-asian="bold" style:font-style-complex="normal" style:font-weight-complex="bold"/>
    </style:style>
    <style:style style:name="P7" style:family="paragraph" style:parent-style-name="Text_20_body">
      <style:text-properties fo:font-weight="bold" officeooo:rsid="002c05b9" officeooo:paragraph-rsid="002c05b9" style:font-weight-asian="bold" style:font-weight-complex="bold"/>
    </style:style>
    <style:style style:name="P8" style:family="paragraph" style:parent-style-name="Text_20_body">
      <style:text-properties officeooo:rsid="0028b101" officeooo:paragraph-rsid="0028b101"/>
    </style:style>
    <style:style style:name="P9" style:family="paragraph" style:parent-style-name="Text_20_body">
      <style:text-properties officeooo:rsid="0022ff71" officeooo:paragraph-rsid="0022ff71"/>
    </style:style>
    <style:style style:name="P10" style:family="paragraph" style:parent-style-name="Text_20_body">
      <style:text-properties officeooo:rsid="00252ca9" officeooo:paragraph-rsid="00252ca9"/>
    </style:style>
    <style:style style:name="P11" style:family="paragraph" style:parent-style-name="Text_20_body">
      <style:text-properties officeooo:paragraph-rsid="00252ca9"/>
    </style:style>
    <style:style style:name="P12" style:family="paragraph" style:parent-style-name="Text_20_body">
      <style:text-properties officeooo:rsid="0021d055" officeooo:paragraph-rsid="0021d055"/>
    </style:style>
    <style:style style:name="T1" style:family="text">
      <style:text-properties style:font-name="Arial" fo:font-size="11pt" style:font-size-asian="11pt" style:font-size-complex="11pt"/>
    </style:style>
    <style:style style:name="T2" style:family="text">
      <style:text-properties officeooo:rsid="0021d055"/>
    </style:style>
    <style:style style:name="T3" style:family="text">
      <style:text-properties officeooo:rsid="00225800"/>
    </style:style>
    <style:style style:name="T4" style:family="text">
      <style:text-properties officeooo:rsid="0022ff71"/>
    </style:style>
    <style:style style:name="T5" style:family="text">
      <style:text-properties officeooo:rsid="0024a8ab"/>
    </style:style>
    <style:style style:name="T6" style:family="text">
      <style:text-properties officeooo:rsid="00252ca9"/>
    </style:style>
    <style:style style:name="T7" style:family="text">
      <style:text-properties officeooo:rsid="0028b101"/>
    </style:style>
    <style:style style:name="T8" style:family="text">
      <style:text-properties officeooo:rsid="002a9e14"/>
    </style:style>
    <style:style style:name="T9" style:family="text">
      <style:text-properties officeooo:rsid="002bdedf"/>
    </style:style>
    <style:style style:name="T10" style:family="text">
      <style:text-properties officeooo:rsid="002c802e"/>
    </style:style>
    <style:style style:name="T11" style:family="text">
      <style:text-properties officeooo:rsid="002e255c"/>
    </style:style>
    <style:style style:name="T12" style:family="text">
      <style:text-properties fo:font-style="italic" officeooo:rsid="002e255c" style:font-style-asian="italic" style:font-style-complex="italic"/>
    </style:style>
    <style:style style:name="T13" style:family="text">
      <style:text-properties fo:font-style="normal" officeooo:rsid="002e255c" style:font-style-asian="normal" style:font-style-complex="normal"/>
    </style:style>
    <style:style style:name="T14" style:family="text">
      <style:text-properties fo:font-style="normal" officeooo:rsid="002f0c1d" style:font-style-asian="normal" style:font-style-complex="normal"/>
    </style:style>
    <style:style style:name="T15" style:family="text">
      <style:text-properties officeooo:rsid="002f0c1d"/>
    </style:style>
    <style:style style:name="T16" style:family="text">
      <style:text-properties officeooo:rsid="0032b75a"/>
    </style:style>
    <style:style style:name="T17" style:family="text">
      <style:text-properties officeooo:rsid="0035a76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 Include the annotations of each paper/chapter/tutorial/video. While forming your annotation, please make sure to follow the 4 points provided below (in your annotation, you will not use the numbers or bullets). Each annotation should not exceed more than half a page. The following points provide guidance for writing an annotation:</text:p>
      <text:p text:style-name="P2">For each article, please annotate (&lt;0.5page):</text:p>
      <text:p text:style-name="Text_20_body">1. The purpose of study should be provided. This is usually done in one to three short sentences. In each article, you should be able to find a sentence or two in the Introduction that starts like this, "The purpose of this study is..." or "The objective of this study is..." or "The aim of this study is...". Otherwise, you need to summarize the purpose based on your understanding. <text:line-break/>2. The methodology and data used for the study should be briefly explained.<text:line-break/>3. The major findings of the study should be briefly summarized.<text:line-break/>4. The major implications for industry (practical implications) and academia (theoretical implications) should be provided.</text:p>
      <text:p text:style-name="P6">Part A:</text:p>
      <text:p text:style-name="P3"><text:span text:style-name="T2">The purpose of this </text:span><text:span text:style-name="T15">paper</text:span><text:span text:style-name="T2"> is to present </text:span><text:span text:style-name="T15">good</text:span><text:span text:style-name="T2"> algorithms for each step of data pre-processing such that a</text:span><text:span text:style-name="T17">n ML user</text:span><text:span text:style-name="T2"> achieves </text:span><text:span text:style-name="T15">an optimal learner</text:span><text:span text:style-name="T2"> for their data set. The paper </text:span><text:span text:style-name="T16">reaches this</text:span><text:span text:style-name="T2"> by </text:span><text:span text:style-name="T15">examining</text:span><text:span text:style-name="T2"> </text:span><text:span text:style-name="T17">six data</text:span><text:span text:style-name="T2"> pre-processing steps:</text:span></text:p>
      <text:p text:style-name="P12"><text:span text:style-name="T16">1. </text:span>Instance Selection &amp; Outliers Detection: <text:span text:style-name="T3">Instance selection is performed in a number of ways: identifying and filtering out mislabeled instances </text:span><text:span text:style-name="T4">via a wrapper approach, random and stratified</text:span><text:span text:style-name="T3"> </text:span><text:span text:style-name="T4">sampling, downsizing over-represented classes, and over-sampling under-represented classes.</text:span></text:p>
      <text:p text:style-name="P9"><text:span text:style-name="T16">2. </text:span>Missing Feature Values: There are many methods for handling missing data, including but not limited to: substituting a feature’s mean or mode, the same mode within each class, ignoring instances with unknown feature values, and others.</text:p>
      <text:p text:style-name="P9"><text:span text:style-name="T16">3. </text:span>Discretization: <text:span text:style-name="T5">The general process is this: Sort the attribute, acquire interval, evaluate interval. If the interval is bad then get another interval; else, merge the continuous values into the intervals. Then, check stop condition.</text:span></text:p>
      <text:p text:style-name="P10"><text:span text:style-name="T16">4. </text:span>Data Normalization: It sometimes becomes necessary to scale the values of a feature down for certain algorithms, like neural network and KNN. Two approaches are recommended: Min-max, and z-score.</text:p>
      <text:p text:style-name="P11"><text:span text:style-name="T16">5. </text:span><text:span text:style-name="T6">Feature Selection: FS algorithms typically have two components: a selection algorithm that creates a subset of features, and an evaluation algorithm to evaluate that subset. </text:span></text:p>
      <text:p text:style-name="P8"><text:span text:style-name="T16">6. </text:span>Feature Construction: Transforming features can make them more meaningful. The GALA algorithm works by building a decision tree classifier. The FISCUS algorithm works similarly but is more flexibl<text:span text:style-name="T8">e</text:span> due to it’s general-purpose grammar.</text:p>
      <text:p text:style-name="P4"><text:span text:style-name="T7">Practical Implications: This paper would be good for those in industry concerned with ML problems, because it provides a clear and concise guide to data pre-processing. It </text:span><text:span text:style-name="T8">can serve as a decent strategy guide </text:span><text:span text:style-name="T17">by</text:span><text:span text:style-name="T8"> presenting options for the sub problems of data pre-processing.</text:span></text:p>
      <text:p text:style-name="P4"><text:span text:style-name="T7">Theoretical Implications: </text:span><text:span text:style-name="T8">This paper concludes that there is no good general strategy for data pre-processing. This means </text:span><text:span text:style-name="T9">that academia should focus on one of two things:</text:span><text:span text:style-name="T8"> </text:span><text:span text:style-name="T9">Trying</text:span><text:span text:style-name="T8"> to construct a general strategy (which seems like it would be unsuccessful) or to try and generalize data pre-processing algorithms for </text:span><text:span text:style-name="T9">generalized problems or data sets. If we can’t have a good strategy for every problem, then maybe we can have good strategy for certain types of problems.</text:span></text:p>
      <text:p text:style-name="P7">Part B:</text:p>
      <text:p text:style-name="P5"><text:soft-page-break/><text:span text:style-name="T10">This is </text:span><text:span text:style-name="T15">a</text:span><text:span text:style-name="T10"> paper </text:span><text:span text:style-name="T15">t</text:span><text:span text:style-name="T10">hat I’ll file away to r</text:span><text:span text:style-name="T16">eread</text:span><text:span text:style-name="T10"> whenever I </text:span><text:span text:style-name="T16">begin</text:span><text:span text:style-name="T10"> a new ML project. </text:span><text:span text:style-name="T11">As someone who is relatively new to ML projects, I am happy that our discussion readings include papers like these. They provide a solid foundation in addition to the other theory we are learning. </text:span><text:span text:style-name="T10">While this may not be an exhaustive list of optimal algorithms for data pre-processing (given that the paper was published in 2006), </text:span><text:span text:style-name="T11">it’s a good a starting point as any. Particularly, I am interested in reviewing the </text:span><text:span text:style-name="T12">Feature Selection </text:span><text:span text:style-name="T13">section of the paper </text:span><text:span text:style-name="T14">before attempting the</text:span><text:span text:style-name="T13"> next homework assignment. We’ve already done some pre-processing of </text:span><text:span text:style-name="T14">the Titanic</text:span><text:span text:style-name="T13"> data, but I am curious to </text:span><text:span text:style-name="T14">see how that compares to some of the insights and techniques discussed in this paper.</text:span></text:p>
      <text:p text:style-name="Text_20_body"><text:span text:style-name="T1"><text:line-break/></text:span>Part B, <text:span text:style-name="Strong_20_Emphasis">Discussions about your thoughts, including comments, questions, responses, reactions, criticism, examples, etc. For example,  what you found interesting about it, related articles/papers you have read, whether or not you agree or disagree with what the reading is trying to say, will these readings inspire you to revisit/rethink the Do's And Don'ts in your previous projects, are the readings related to or possible to be used to improve your previous or current research projects, etc.</text:span></text:p>
      <text:p text:style-name="Text_20_body">Please see the following evaluation criteria. </text:p>
      <text:p text:style-name="Text_20_body"><text:span text:style-name="Strong_20_Emphasis">Relevance:Did the postings relate to the assigned articles and the topic? (&lt;-Avoid the comments that are too general and can be written for any topic.)</text:span></text:p>
      <text:p text:style-name="Text_20_body"><text:span text:style-name="Strong_20_Emphasis">Competency:How well the postings demonstrate knowledge gained form the readings? (&lt;- Avoid superficial comments and descriptive summary of articles. Comments referring to specific article, theory, finding, are good.)</text:span></text:p>
      <text:p text:style-name="Text_20_body"><text:span text:style-name="Strong_20_Emphasis">Reasoning:How well thought points were articulated with reasoning and evidence? (&lt;- Avoid mere personal feelings, descriptive experience and storytelling. Comments with a clear point of view with rationale that explains the thought process are good.)</text:span></text:p>
      <text:p text:style-name="Text_20_body"><text:span text:style-name="Strong_20_Emphasis">Critical Thinking:How thoughtful and intriguing were the arguments? (&lt;- Thought provoking comments are desirable. Comments based on constructive criticism, disagreement with the author, weakness of the argument, extension of theories/ideas/findings are good.) </text:span></text:p>
      <text:p text:style-name="Text_20_body"><text:span text:style-name="Strong_20_Emphasis">Originality: How creative and meaningful were the postings? (&lt;- Avoid repeating others’ comments. Strive for different perspectives and unique approaches to enrich the discussions.)</text:span></text:p>
      <text:p text:style-name="Text_20_body"><text:span text:style-name="Strong_20_Emphasis">Participation: How actively and well did the students interact with class during the discussion? (&lt;- Active participation with multiple comments, questions, responses, feedback that generates further discussions in a productive manner is good.)</text:span></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Open Sans" svg:font-family="'Open Sans'" style:font-family-generic="swiss"/>
    <style:font-face style:name="Arial" svg:font-family="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0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Open Sans" fo:font-size="10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Open Sans" fo:font-family="'Open Sans'" style:font-family-generic="swiss"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Open Sans" fo:font-family="'Open Sans'" style:font-family-generic="swiss" fo:font-size="12pt"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Open Sans" fo:font-family="'Ope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fo:font-size="12pt"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4T16:56:23.066625574</meta:creation-date>
    <dc:date>2021-02-07T16:47:18.695567247</dc:date>
    <meta:editing-duration>PT4H36M8S</meta:editing-duration>
    <meta:editing-cycles>13</meta:editing-cycles>
    <meta:generator>LibreOffice/6.4.6.2$Linux_X86_64 LibreOffice_project/40$Build-2</meta:generator>
    <meta:document-statistic meta:table-count="0" meta:image-count="0" meta:object-count="0" meta:page-count="2" meta:paragraph-count="23" meta:word-count="913" meta:character-count="5976" meta:non-whitespace-character-count="5080"/>
  </office:meta>
</office:document-meta>
</file>